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B0456710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BA875082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320000002585C39BAEF.png"/>
  <manifest:file-entry manifest:media-type="image/png" manifest:full-path="Pictures/100000000000032000000258931F8343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005cm"/>
    </style:style>
    <style:style style:name="pr2" style:family="presentation" style:parent-style-name="lyt-roundedrect-subtitle">
      <style:graphic-properties draw:fill-color="#ffffff" draw:auto-grow-height="true" fo:min-height="16.93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6.935cm"/>
    </style:style>
    <style:style style:name="pr6" style:family="presentation" style:parent-style-name="lyt-roundedrect-notes">
      <style:graphic-properties draw:fill-color="#ffffff" fo:min-height="13.364cm"/>
    </style:style>
    <style:style style:name="P1" style:family="paragraph">
      <style:text-properties fo:font-size="27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2.179cm" svg:height="3.005cm" svg:x="0.964cm" svg:y="0.717cm" presentation:class="title">
          <draw:text-box>
            <text:p>Les OS libres</text:p>
          </draw:text-box>
        </draw:frame>
        <draw:frame presentation:style-name="pr2" draw:text-style-name="P1" draw:layer="layout" svg:width="21.793cm" svg:height="16.935cm" svg:x="1.35cm" svg:y="4.212cm" presentation:class="subtitle">
          <draw:text-box>
            <text:p>Gnu / Linux</text:p>
            <text:p>*BS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29.492cm" svg:x="1.35cm" svg:y="4.212cm" presentation:class="outline" presentation:user-transformed="true">
          <draw:text-box>
            <text:list text:style-name="L2">
              <text:list-item>
                <text:p>Liberté – rappels !</text:p>
                <text:list>
                  <text:list-item>
                    <text:p>D'exécuter le programme sans contraintes</text:p>
                    <text:list>
                      <text:list-item>
                        <text:p>Exécuter sur un autre ordinateur ? Ok !</text:p>
                      </text:list-item>
                    </text:list>
                  </text:list-item>
                  <text:list-item>
                    <text:p>D'étudier et d'adapter le programme</text:p>
                    <text:list>
                      <text:list-item>
                        <text:p>Ce bouton en bleu ? Ok !</text:p>
                      </text:list-item>
                    </text:list>
                  </text:list-item>
                  <text:list-item>
                    <text:p>De redistribuer des copies du programme</text:p>
                    <text:list>
                      <text:list-item>
                        <text:p>Partage != piratage !</text:p>
                      </text:list-item>
                    </text:list>
                  </text:list-item>
                  <text:list-item>
                    <text:p>D'améliorer puis de partager</text:p>
                    <text:list>
                      <text:list-item>
                        <text:p>Problem fixed</text:p>
                      </text:list-item>
                    </text:list>
                  </text:list-item>
                </text:list>
              </text:list-item>
              <text:list-item>
                <text:p>Personnalisation</text:p>
                <text:list>
                  <text:list-item>
                    <text:p>Installation sur PC… et tout le reste</text:p>
                    <text:list>
                      <text:list-item>
                        <text:p>Clé usb, téléphone, routeur, réfrigérateur</text:p>
                      </text:list-item>
                    </text:list>
                  </text:list-item>
                  <text:list-item>
                    <text:p>Envie de changer d'interface ?</text:p>
                    <text:list>
                      <text:list-item>
                        <text:p>Awesome, gnome-shell, KDE, rat-poison…</text:p>
                      </text:list-item>
                      <text:list-item>
                        <text:p>Le tout peut cohabiter !</text:p>
                      </text:list-item>
                    </text:list>
                  </text:list-item>
                  <text:list-item>
                    <text:p>« G tt kC ! » : Réinstallation ?</text:p>
                    <text:list>
                      <text:list-item>
                        <text:p>Généralement non utile</text:p>
                      </text:list-item>
                      <text:list-item>
                        <text:p>Ne coûte rien</text:p>
                      </text:list-item>
                      <text:list-item>
                        <text:p>Sauvegarde des préférences → facile !</text:p>
                      </text:list-item>
                    </text:list>
                  </text:list-item>
                  <text:list-item>
                    <text:p>De l'aide !</text:p>
                    <text:list>
                      <text:list-item>
                        <text:p>Communauté : irc, forum, LUG, Hackerspace…</text:p>
                      </text:list-item>
                      <text:list-item>
                        <text:p>Man programme ← compliqué ?</text:p>
                      </text:list-item>
                      <text:list-item>
                        <text:p>Pire des cas : google.</text:p>
                      </text:list-item>
                    </text:list>
                  </text:list-item>
                </text:list>
              </text:list-item>
              <text:list-item>
                <text:p>Sécurité</text:p>
                <text:list>
                  <text:list-item>
                    <text:p>Full disclosure</text:p>
                    <text:list>
                      <text:list-item>
                        <text:p>Failles trouvée = faille corrigée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OpenBSD – pour les paranoïaques</text:p>
                    <text:list>
                      <text:list-item>
                        <text:p>Secured by defa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roundedrect-outline3" style:family="presentation" style:parent-style-name="lyt-roundedrect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roundedrect-outline3" style:family="presentation" style:parent-style-name="lyt-roundedrect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0.0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unnel-title">
      <style:graphic-properties draw:fill-color="#ffffff" draw:auto-grow-height="false" fo:min-height="3.507cm"/>
    </style:style>
    <style:style style:name="Mpr26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7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0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4.293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932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23.617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5.867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6.935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4.236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4.91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23.737cm" svg:x="2.41cm" svg:y="4.726cm" presentation:class="outline" presentation:placeholder="true">
        <draw:text-box/>
      </draw:frame>
      <draw:frame presentation:style-name="Mpr32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31.606cm" svg:x="2.892cm" svg:y="5.571cm" presentation:class="outline" presentation:placeholder="true">
        <draw:text-box/>
      </draw:frame>
      <draw:frame presentation:style-name="Mpr35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draw:frame presentation:style-name="lyt-techpoly-title" draw:layer="backgroundobjects" svg:width="24.299cm" svg:height="3.005cm" svg:x="1.35cm" svg:y="0.717cm" presentation:class="title" presentation:placeholder="true">
        <draw:text-box/>
      </draw:frame>
      <draw:frame presentation:style-name="lyt-techpoly-outline1" draw:layer="backgroundobjects" svg:width="24.299cm" svg:height="11.932cm" svg:x="1.35cm" svg:y="4.212cm" presentation:class="outline" presentation:placeholder="true">
        <draw:text-box/>
      </draw:frame>
      <draw:frame presentation:style-name="Mpr38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1H27M16S</meta:editing-duration>
    <meta:editing-cycles>8</meta:editing-cycles>
    <dc:date>2011-11-30T11:47:56</dc:date>
    <meta:generator>LibreOffice/3.4$Unix LibreOffice_project/340m1$Build-402</meta:generator>
    <meta:document-statistic meta:object-count="194"/>
  </office:meta>
</office:document-meta>
</file>